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ServiceImpl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ServiceImpl.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viceImpl.lookup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ServiceImpl.async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ServiceImpl.isIni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